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" style:parent-style-name="Normal" style:family="paragraph">
      <style:paragraph-properties style:text-autospace="none" fo:margin-bottom="0in" fo:line-height="100%"/>
    </style:style>
    <style:style style:name="T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5" style:parent-style-name="Normal" style:family="paragraph">
      <style:paragraph-properties style:text-autospace="none" fo:margin-bottom="0in" fo:line-height="100%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9" style:parent-style-name="Normal" style:family="paragraph">
      <style:paragraph-properties style:text-autospace="none" fo:margin-bottom="0in" fo:line-height="100%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4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7" style:parent-style-name="Normal" style:family="paragraph">
      <style:paragraph-properties style:text-autospace="none" fo:margin-bottom="0in" fo:line-height="100%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80" style:parent-style-name="Normal" style:family="paragraph">
      <style:paragraph-properties style:text-autospace="none" fo:margin-bottom="0in" fo:line-height="100%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4" style:parent-style-name="Normal" style:family="paragraph">
      <style:paragraph-properties style:text-autospace="none" fo:margin-bottom="0in" fo:line-height="100%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0" style:parent-style-name="Normal" style:family="paragraph">
      <style:paragraph-properties style:text-autospace="none" fo:margin-bottom="0in" fo:line-height="100%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9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6" style:parent-style-name="Normal" style:family="paragraph">
      <style:paragraph-properties style:text-autospace="none" fo:margin-bottom="0in" fo:line-height="100%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99" style:parent-style-name="Normal" style:family="paragraph">
      <style:paragraph-properties style:text-autospace="none" fo:margin-bottom="0in" fo:line-height="100%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9" style:parent-style-name="Normal" style:family="paragraph">
      <style:paragraph-properties style:text-autospace="none" fo:margin-bottom="0in" fo:line-height="100%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4" style:parent-style-name="Normal" style:family="paragraph">
      <style:paragraph-properties style:text-autospace="none" fo:margin-bottom="0in" fo:line-height="100%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3" style:parent-style-name="Normal" style:family="paragraph">
      <style:paragraph-properties style:text-autospace="none" fo:margin-bottom="0in" fo:line-height="100%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0" style:parent-style-name="Normal" style:family="paragraph">
      <style:paragraph-properties style:text-autospace="none" fo:margin-bottom="0in" fo:line-height="100%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8" style:parent-style-name="Normal" style:family="paragraph">
      <style:paragraph-properties style:text-autospace="none" fo:margin-bottom="0in" fo:line-height="100%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6" style:parent-style-name="Normal" style:family="paragraph">
      <style:paragraph-properties style:text-autospace="none" fo:margin-bottom="0in" fo:line-height="100%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2" style:parent-style-name="Normal" style:family="paragraph">
      <style:paragraph-properties style:text-autospace="none" fo:margin-bottom="0in" fo:line-height="100%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8" style:parent-style-name="Normal" style:family="paragraph">
      <style:paragraph-properties style:text-autospace="none" fo:margin-bottom="0in" fo:line-height="100%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2" style:parent-style-name="Normal" style:family="paragraph">
      <style:paragraph-properties style:text-autospace="none" fo:margin-bottom="0in" fo:line-height="100%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6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69" style:parent-style-name="Normal" style:family="paragraph">
      <style:paragraph-properties style:text-autospace="none" fo:margin-bottom="0in" fo:line-height="100%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1" style:parent-style-name="Normal" style:family="paragraph">
      <style:paragraph-properties style:text-autospace="none" fo:margin-bottom="0in" fo:line-height="100%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1" style:parent-style-name="Normal" style:family="paragraph">
      <style:paragraph-properties style:text-autospace="none" fo:margin-bottom="0in" fo:line-height="100%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08" style:parent-style-name="Normal" style:family="paragraph">
      <style:paragraph-properties style:text-autospace="none" fo:margin-bottom="0in" fo:line-height="100%"/>
    </style:style>
    <style:style style:name="T2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11" style:parent-style-name="Normal" style:family="paragraph">
      <style:paragraph-properties style:text-autospace="none" fo:margin-bottom="0in" fo:line-height="100%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5" style:parent-style-name="Normal" style:family="paragraph">
      <style:paragraph-properties style:text-autospace="none" fo:margin-bottom="0in" fo:line-height="100%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1" style:parent-style-name="Normal" style:family="paragraph">
      <style:paragraph-properties style:text-autospace="none" fo:margin-bottom="0in" fo:line-height="100%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7" style:parent-style-name="Normal" style:family="paragraph">
      <style:paragraph-properties style:text-autospace="none" fo:margin-bottom="0in" fo:line-height="100%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30" style:parent-style-name="Normal" style:family="paragraph">
      <style:paragraph-properties style:text-autospace="none" fo:margin-bottom="0in" fo:line-height="100%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4" style:parent-style-name="Normal" style:family="paragraph">
      <style:paragraph-properties style:text-autospace="none" fo:margin-bottom="0in" fo:line-height="100%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0" style:parent-style-name="Normal" style:family="paragraph">
      <style:paragraph-properties style:text-autospace="none" fo:margin-bottom="0in" fo:line-height="100%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5" style:parent-style-name="Normal" style:family="paragraph">
      <style:paragraph-properties style:text-autospace="none" fo:margin-bottom="0in" fo:line-height="100%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3" style:parent-style-name="Normal" style:family="paragraph">
      <style:paragraph-properties style:text-autospace="none" fo:margin-bottom="0in" fo:line-height="100%"/>
    </style:style>
    <style:style style:name="T2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6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65" style:parent-style-name="Normal" style:family="paragraph">
      <style:paragraph-properties style:text-autospace="none" fo:margin-bottom="0in" fo:line-height="100%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7" style:parent-style-name="Normal" style:family="paragraph">
      <style:paragraph-properties style:text-autospace="none" fo:margin-bottom="0in" fo:line-height="100%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8" style:parent-style-name="Normal" style:family="paragraph">
      <style:paragraph-properties style:text-autospace="none" fo:margin-bottom="0in" fo:line-height="100%"/>
    </style:style>
    <style:style style:name="T2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91" style:parent-style-name="Normal" style:family="paragraph">
      <style:paragraph-properties style:text-autospace="none" fo:margin-bottom="0in" fo:line-height="100%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6" style:parent-style-name="Normal" style:family="paragraph">
      <style:paragraph-properties style:text-autospace="none" fo:margin-bottom="0in" fo:line-height="100%"/>
    </style:style>
    <style:style style:name="T2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01" style:parent-style-name="Normal" style:family="paragraph">
      <style:paragraph-properties style:text-autospace="none" fo:margin-bottom="0in" fo:line-height="100%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04" style:parent-style-name="Normal" style:family="paragraph">
      <style:paragraph-properties style:text-autospace="none" fo:margin-bottom="0in" fo:line-height="100%"/>
    </style:style>
    <style:style style:name="T3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0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10" style:parent-style-name="Normal" style:family="paragraph">
      <style:paragraph-properties style:text-autospace="none" fo:margin-bottom="0in" fo:line-height="100%"/>
    </style:style>
    <style:style style:name="T3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4" style:parent-style-name="Normal" style:family="paragraph">
      <style:paragraph-properties style:text-autospace="none" fo:margin-bottom="0in" fo:line-height="100%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8" style:parent-style-name="Normal" style:family="paragraph">
      <style:paragraph-properties style:text-autospace="none" fo:margin-bottom="0in" fo:line-height="100%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2" style:parent-style-name="Normal" style:family="paragraph">
      <style:paragraph-properties style:text-autospace="none" fo:margin-bottom="0in" fo:line-height="100%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6" style:parent-style-name="Normal" style:family="paragraph">
      <style:paragraph-properties style:text-autospace="none" fo:margin-bottom="0in" fo:line-height="100%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0" style:parent-style-name="Normal" style:family="paragraph">
      <style:paragraph-properties style:text-autospace="none" fo:margin-bottom="0in" fo:line-height="100%"/>
    </style:style>
    <style:style style:name="T3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8" style:parent-style-name="Normal" style:family="paragraph">
      <style:paragraph-properties style:text-autospace="none" fo:margin-bottom="0in" fo:line-height="100%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private</text:span><text:span text:style-name="T3"><text:s/></text:span><text:span text:style-name="T4">void</text:span><text:span text:style-name="T5"><text:s/>CreateNewUser()</text:span></text:p>
      <text:p text:style-name="P6"><text:s text:c="8"/>{</text:p>
      <text:p text:style-name="P7"><text:span text:style-name="T8"><text:s text:c="12"/></text:span><text:span text:style-name="T9">string</text:span><text:span text:style-name="T10"><text:s/>connectionString =<text:s/></text:span><text:span text:style-name="T11">"SERVER="</text:span><text:span text:style-name="T12"><text:s/>+ DBConnect.SERVER +<text:s/></text:span><text:span text:style-name="T13">";"</text:span><text:span text:style-name="T14"><text:s/>+</text:span></text:p>
      <text:p text:style-name="P15"><text:span text:style-name="T16"><text:s text:c="20"/></text:span><text:span text:style-name="T17">"DATABASE="</text:span><text:span text:style-name="T18"><text:s/>+ DBConnect.DATABASE_NAME +<text:s/></text:span><text:span text:style-name="T19">";"</text:span><text:span text:style-name="T20"><text:s/>+<text:s/></text:span><text:span text:style-name="T21">"UID="</text:span><text:span text:style-name="T22"><text:s/>+</text:span></text:p>
      <text:p text:style-name="P23"><text:span text:style-name="T24"><text:s text:c="20"/>DBConnect.USER_NAME +<text:s/></text:span><text:span text:style-name="T25">";"</text:span><text:span text:style-name="T26"><text:s/>+<text:s/></text:span><text:span text:style-name="T27">"PASSWORD="</text:span><text:span text:style-name="T28"><text:s/>+</text:span></text:p>
      <text:p text:style-name="P29"><text:span text:style-name="T30"><text:s text:c="20"/>DBConnect.PASSWORD +<text:s/></text:span><text:span text:style-name="T31">";"</text:span><text:span text:style-name="T32"><text:s/>+<text:s/></text:span><text:span text:style-name="T33">"SslMode="</text:span><text:span text:style-name="T34"><text:s/>+</text:span></text:p>
      <text:p text:style-name="P35"><text:span text:style-name="T36"><text:s text:c="20"/>DBConnect.SslMode +<text:s/></text:span><text:span text:style-name="T37">";"</text:span><text:span text:style-name="T38">;</text:span></text:p>
      <text:p text:style-name="P39"><text:span text:style-name="T40"><text:s text:c="12"/></text:span><text:span text:style-name="T41">try</text:span></text:p>
      <text:p text:style-name="P42"><text:s text:c="12"/>{</text:p>
      <text:p text:style-name="P43"><text:span text:style-name="T44"><text:s text:c="16"/></text:span><text:span text:style-name="T45">//This is going to create a new user into the database</text:span></text:p>
      <text:p text:style-name="P46"><text:span text:style-name="T47"><text:s text:c="16"/></text:span><text:span text:style-name="T48">string</text:span><text:span text:style-name="T49"><text:s/>CreateUserQuery =<text:s/></text:span><text:span text:style-name="T50">"insert isad157_SSyantanTamang.users set FirstName = '"</text:span><text:span text:style-name="T51"><text:s/>+<text:s/></text:span><text:span text:style-name="T52">this</text:span><text:span text:style-name="T53">.textFirstName.Text +</text:span></text:p>
      <text:p text:style-name="P54"><text:span text:style-name="T55"><text:s text:c="20"/></text:span><text:span text:style-name="T56">"',LastName='"</text:span><text:span text:style-name="T57"><text:s/>+<text:s/></text:span><text:span text:style-name="T58">this</text:span><text:span text:style-name="T59">.textLastName.Text +<text:s/></text:span><text:span text:style-name="T60">"',Gender='"</text:span><text:span text:style-name="T61"><text:s/>+<text:s/></text:span><text:span text:style-name="T62">this</text:span><text:span text:style-name="T63">.textGender.Text +</text:span></text:p>
      <text:p text:style-name="P64"><text:span text:style-name="T65"><text:s text:c="20"/></text:span><text:span text:style-name="T66">"',Hometown='"</text:span><text:span text:style-name="T67"><text:s/>+<text:s/></text:span><text:span text:style-name="T68">this</text:span><text:span text:style-name="T69">.textHometown.Text +<text:s/></text:span><text:span text:style-name="T70">"',City='"</text:span><text:span text:style-name="T71"><text:s/>+<text:s/></text:span><text:span text:style-name="T72">this</text:span><text:span text:style-name="T73">.textCity.Text +</text:span><text:span text:style-name="T74">"';"</text:span><text:span text:style-name="T75">;</text:span></text:p>
      <text:p text:style-name="P76"/>
      <text:p text:style-name="P77"><text:span text:style-name="T78"><text:s text:c="16"/></text:span><text:span text:style-name="T79">//Creates a connection between our Windows form and our Database</text:span></text:p>
      <text:p text:style-name="P80"><text:span text:style-name="T81"><text:s text:c="16"/>MySqlConnection MyDBConnection =<text:s/></text:span><text:span text:style-name="T82">new</text:span><text:span text:style-name="T83"><text:s/>MySqlConnection(connectionString);</text:span></text:p>
      <text:p text:style-name="P84"><text:span text:style-name="T85"><text:s text:c="16"/>MySqlCommand sqlcmd =<text:s/></text:span><text:span text:style-name="T86">new</text:span><text:span text:style-name="T87"><text:s/>MySqlCommand(CreateUserQuery, MyDBConnection);</text:span></text:p>
      <text:p text:style-name="P88"><text:s text:c="16"/>MySqlDataReader QueryReader;</text:p>
      <text:p text:style-name="P89"/>
      <text:p text:style-name="P90"><text:span text:style-name="T91"><text:s text:c="16"/></text:span><text:span text:style-name="T92">//Opens the connection to our database</text:span></text:p>
      <text:p text:style-name="P93"><text:s text:c="16"/>MyDBConnection.Open();</text:p>
      <text:p text:style-name="P94"><text:s text:c="16"/>QueryReader = sqlcmd.ExecuteReader();</text:p>
      <text:p text:style-name="P95"/>
      <text:p text:style-name="P96"><text:span text:style-name="T97"><text:s text:c="16"/></text:span><text:span text:style-name="T98">//Displays a message informing the User that the details were successfully changed</text:span></text:p>
      <text:p text:style-name="P99"><text:span text:style-name="T100"><text:s text:c="16"/>MessageBox.Show(</text:span><text:span text:style-name="T101">"A new User has now been added, please refresh!"</text:span><text:span text:style-name="T102">);</text:span></text:p>
      <text:p text:style-name="P103"><text:span text:style-name="T104"><text:s text:c="16"/></text:span><text:span text:style-name="T105">while</text:span><text:span text:style-name="T106"><text:s/>(QueryReader.Read())</text:span></text:p>
      <text:p text:style-name="P107"><text:s text:c="16"/>{</text:p>
      <text:p text:style-name="P108"><text:s text:c="16"/>}</text:p>
      <text:p text:style-name="P109"><text:span text:style-name="T110"><text:s text:c="16"/></text:span><text:span text:style-name="T111">//Close Database Connection</text:span></text:p>
      <text:p text:style-name="P112"><text:s text:c="16"/>MyDBConnection.Close();</text:p>
      <text:p text:style-name="P113"><text:s text:c="12"/>}</text:p>
      <text:p text:style-name="P114"><text:span text:style-name="T115"><text:s text:c="12"/></text:span><text:span text:style-name="T116">catch</text:span><text:span text:style-name="T117"><text:s/>(Exception ex)</text:span></text:p>
      <text:p text:style-name="P118"><text:s text:c="12"/>{</text:p>
      <text:p text:style-name="P119"><text:s text:c="16"/>MessageBox.Show(ex.Message);</text:p>
      <text:p text:style-name="P120"><text:s text:c="12"/>}</text:p>
      <text:p text:style-name="P121"><text:s text:c="8"/>}</text:p>
      <text:p text:style-name="P122"/>
      <text:p text:style-name="P123"><text:span text:style-name="T124"><text:s text:c="8"/></text:span><text:span text:style-name="T125">private</text:span><text:span text:style-name="T126"><text:s/></text:span><text:span text:style-name="T127">void</text:span><text:span text:style-name="T128"><text:s/>UserUpdate()</text:span></text:p>
      <text:p text:style-name="P129"><text:s text:c="8"/>{</text:p>
      <text:p text:style-name="P130"><text:span text:style-name="T131"><text:s text:c="12"/></text:span><text:span text:style-name="T132">string</text:span><text:span text:style-name="T133"><text:s/>connectionString =<text:s/></text:span><text:span text:style-name="T134">"SERVER="</text:span><text:span text:style-name="T135"><text:s/>+ DBConnect.SERVER +<text:s/></text:span><text:span text:style-name="T136">";"</text:span><text:span text:style-name="T137"><text:s/>+</text:span></text:p>
      <text:p text:style-name="P138"><text:span text:style-name="T139"><text:s text:c="20"/></text:span><text:span text:style-name="T140">"DATABASE="</text:span><text:span text:style-name="T141"><text:s/>+ DBConnect.DATABASE_NAME +<text:s/></text:span><text:span text:style-name="T142">";"</text:span><text:span text:style-name="T143"><text:s/>+<text:s/></text:span><text:span text:style-name="T144">"UID="</text:span><text:span text:style-name="T145"><text:s/>+</text:span></text:p>
      <text:p text:style-name="P146"><text:span text:style-name="T147"><text:s text:c="20"/>DBConnect.USER_NAME +<text:s/></text:span><text:span text:style-name="T148">";"</text:span><text:span text:style-name="T149"><text:s/>+<text:s/></text:span><text:span text:style-name="T150">"PASSWORD="</text:span><text:span text:style-name="T151"><text:s/>+</text:span></text:p>
      <text:p text:style-name="P152"><text:span text:style-name="T153"><text:s text:c="20"/>DBConnect.PASSWORD +<text:s/></text:span><text:span text:style-name="T154">";"</text:span><text:span text:style-name="T155"><text:s/>+<text:s/></text:span><text:span text:style-name="T156">"SslMode="</text:span><text:span text:style-name="T157"><text:s/>+</text:span></text:p>
      <text:p text:style-name="P158"><text:span text:style-name="T159"><text:s text:c="20"/>DBConnect.SslMode +<text:s/></text:span><text:span text:style-name="T160">";"</text:span><text:span text:style-name="T161">;</text:span></text:p>
      <text:p text:style-name="P162"><text:span text:style-name="T163"><text:s text:c="12"/></text:span><text:span text:style-name="T164">try</text:span></text:p>
      <text:p text:style-name="P165"><text:s text:c="12"/>{</text:p>
      <text:p text:style-name="P166"><text:span text:style-name="T167"><text:s text:c="16"/></text:span><text:span text:style-name="T168">//This is an Update query which which will replace the text from the window form to the database</text:span></text:p>
      <text:p text:style-name="P169"><text:span text:style-name="T170"><text:s text:c="16"/></text:span><text:span text:style-name="T171">string</text:span><text:span text:style-name="T172"><text:s/>UserUpdateQuery =<text:s/></text:span><text:span text:style-name="T173">"update isad157_SSyantanTamang.users set UserID='"</text:span><text:span text:style-name="T174"><text:s/>+<text:s/></text:span><text:span text:style-name="T175">this</text:span><text:span text:style-name="T176">.textUserID.Text +<text:s/></text:span><text:span text:style-name="T177">"' ,FirstName = '"</text:span><text:span text:style-name="T178"><text:s/>+<text:s/></text:span><text:span text:style-name="T179">this</text:span><text:span text:style-name="T180">.textFirstName.Text +</text:span></text:p>
      <text:p text:style-name="P181"><text:span text:style-name="T182"><text:s text:c="20"/></text:span><text:span text:style-name="T183">"',LastName='"</text:span><text:span text:style-name="T184"><text:s/>+<text:s/></text:span><text:span text:style-name="T185">this</text:span><text:span text:style-name="T186">.textLastName.Text +<text:s/></text:span><text:span text:style-name="T187">"',Gender='"</text:span><text:span text:style-name="T188"><text:s/>+<text:s/></text:span><text:span text:style-name="T189">this</text:span><text:span text:style-name="T190">.textGender.Text +</text:span></text:p>
      <text:p text:style-name="P191"><text:span text:style-name="T192"><text:s text:c="20"/></text:span><text:span text:style-name="T193">"',Hometown='"</text:span><text:span text:style-name="T194"><text:s/>+<text:s/></text:span><text:span text:style-name="T195">this</text:span><text:span text:style-name="T196">.textHometown.Text +<text:s/></text:span><text:span text:style-name="T197">"',City='"</text:span><text:span text:style-name="T198"><text:s/>+<text:s/></text:span><text:span text:style-name="T199">this</text:span><text:span text:style-name="T200">.textCity.Text +<text:s/></text:span><text:span text:style-name="T201">"' where UserID='"</text:span><text:span text:style-name="T202"><text:s/>+<text:s/></text:span><text:span text:style-name="T203">this</text:span><text:span text:style-name="T204">.textUserID.Text +<text:s/></text:span><text:span text:style-name="T205">"';"</text:span><text:span text:style-name="T206">;</text:span></text:p>
      <text:p text:style-name="P207"/>
      <text:p text:style-name="P208"><text:span text:style-name="T209"><text:s text:c="16"/></text:span><text:span text:style-name="T210">//Creates a connection between our Windows form and our Database</text:span></text:p>
      <text:soft-page-break/>
      <text:p text:style-name="P211"><text:span text:style-name="T212"><text:s text:c="16"/>MySqlConnection MyConnection =<text:s/></text:span><text:span text:style-name="T213">new</text:span><text:span text:style-name="T214"><text:s/>MySqlConnection(connectionString);</text:span></text:p>
      <text:p text:style-name="P215"><text:span text:style-name="T216"><text:s text:c="16"/>MySqlCommand sqlcmd =<text:s/></text:span><text:span text:style-name="T217">new</text:span><text:span text:style-name="T218"><text:s/>MySqlCommand(UserUpdateQuery, MyConnection);</text:span></text:p>
      <text:p text:style-name="P219"><text:s text:c="16"/>MySqlDataReader QueryReader;</text:p>
      <text:p text:style-name="P220"/>
      <text:p text:style-name="P221"><text:span text:style-name="T222"><text:s text:c="16"/></text:span><text:span text:style-name="T223">//Opens the connection to our database</text:span></text:p>
      <text:p text:style-name="P224"><text:s text:c="16"/>MyConnection.Open();</text:p>
      <text:p text:style-name="P225"><text:s text:c="16"/>QueryReader = sqlcmd.ExecuteReader();</text:p>
      <text:p text:style-name="P226"/>
      <text:p text:style-name="P227"><text:span text:style-name="T228"><text:s text:c="16"/></text:span><text:span text:style-name="T229">//Displays a message informing the User that the details were successfully changed</text:span></text:p>
      <text:p text:style-name="P230"><text:span text:style-name="T231"><text:s text:c="16"/>MessageBox.Show(</text:span><text:span text:style-name="T232">"Details have now been updated, please refresh!"</text:span><text:span text:style-name="T233">);</text:span></text:p>
      <text:p text:style-name="P234"><text:span text:style-name="T235"><text:s text:c="16"/></text:span><text:span text:style-name="T236">while</text:span><text:span text:style-name="T237"><text:s/>(QueryReader.Read())</text:span></text:p>
      <text:p text:style-name="P238"><text:s text:c="16"/>{</text:p>
      <text:p text:style-name="P239"><text:s text:c="16"/>}</text:p>
      <text:p text:style-name="P240"><text:span text:style-name="T241"><text:s text:c="16"/></text:span><text:span text:style-name="T242">//Close Database Connection</text:span></text:p>
      <text:p text:style-name="P243"><text:s text:c="16"/>MyConnection.Close();</text:p>
      <text:p text:style-name="P244"><text:s text:c="12"/>}</text:p>
      <text:p text:style-name="P245"><text:span text:style-name="T246"><text:s text:c="12"/></text:span><text:span text:style-name="T247">catch</text:span><text:span text:style-name="T248"><text:s/>(Exception ex)</text:span></text:p>
      <text:p text:style-name="P249"><text:s text:c="12"/>{</text:p>
      <text:p text:style-name="P250"><text:s text:c="16"/>MessageBox.Show(ex.Message);</text:p>
      <text:p text:style-name="P251"><text:s text:c="12"/>}</text:p>
      <text:p text:style-name="P252"><text:s text:c="8"/>}</text:p>
      <text:p text:style-name="P253"><text:span text:style-name="T254"><text:s text:c="8"/></text:span><text:span text:style-name="T255">private</text:span><text:span text:style-name="T256"><text:s/></text:span><text:span text:style-name="T257">void</text:span><text:span text:style-name="T258"><text:s/>btnCreate_Click(</text:span><text:span text:style-name="T259">object</text:span><text:span text:style-name="T260"><text:s/>sender, EventArgs e)</text:span></text:p>
      <text:p text:style-name="P261"><text:s text:c="8"/>{</text:p>
      <text:p text:style-name="P262"><text:s text:c="12"/>CreateNewUser();</text:p>
      <text:p text:style-name="P263"><text:s text:c="8"/>}</text:p>
      <text:p text:style-name="P264"/>
      <text:p text:style-name="P265"><text:span text:style-name="T266"><text:s text:c="8"/></text:span><text:span text:style-name="T267">private</text:span><text:span text:style-name="T268"><text:s/></text:span><text:span text:style-name="T269">void</text:span><text:span text:style-name="T270"><text:s/>btnUpdate_Click(</text:span><text:span text:style-name="T271">object</text:span><text:span text:style-name="T272"><text:s/>sender, EventArgs e)</text:span></text:p>
      <text:p text:style-name="P273"><text:s text:c="8"/>{</text:p>
      <text:p text:style-name="P274"><text:s text:c="12"/>UserUpdate();</text:p>
      <text:p text:style-name="P275"><text:s text:c="8"/>}</text:p>
      <text:p text:style-name="P276"/>
      <text:p text:style-name="P277"><text:span text:style-name="T278"><text:s text:c="8"/></text:span><text:span text:style-name="T279">private</text:span><text:span text:style-name="T280"><text:s/></text:span><text:span text:style-name="T281">void</text:span><text:span text:style-name="T282"><text:s/>dataGridUser_CellClick(</text:span><text:span text:style-name="T283">object</text:span><text:span text:style-name="T284"><text:s/>sender, DataGridViewCellEventArgs e)</text:span></text:p>
      <text:p text:style-name="P285"><text:s text:c="8"/>{</text:p>
      <text:p text:style-name="P286"><text:s text:c="12"/>IndexRow = e.RowIndex;</text:p>
      <text:p text:style-name="P287"/>
      <text:p text:style-name="P288"><text:span text:style-name="T289"><text:s text:c="12"/></text:span><text:span text:style-name="T290">//Selected row will be displayed on the textboxes<text:s/></text:span></text:p>
      <text:p text:style-name="P291"><text:span text:style-name="T292"><text:s text:c="12"/></text:span><text:span text:style-name="T293">if</text:span><text:span text:style-name="T294"><text:s/>(ComboBoxDB.SelectedIndex == 0)</text:span></text:p>
      <text:p text:style-name="P295"><text:s text:c="12"/>{</text:p>
      <text:p text:style-name="P296"><text:span text:style-name="T297"><text:s text:c="16"/></text:span><text:span text:style-name="T298">if</text:span><text:span text:style-name="T299"><text:s/>(IndexRow &gt;= 0)</text:span></text:p>
      <text:p text:style-name="P300"><text:s text:c="16"/>{</text:p>
      <text:p text:style-name="P301"><text:span text:style-name="T302"><text:s text:c="20"/></text:span><text:span text:style-name="T303">//populate the textbox</text:span></text:p>
      <text:p text:style-name="P304"><text:span text:style-name="T305"><text:s text:c="20"/>DataGridViewRow row =<text:s/></text:span><text:span text:style-name="T306">this</text:span><text:span text:style-name="T307">.dataGridUser.Rows[IndexRow];</text:span></text:p>
      <text:p text:style-name="P308"/>
      <text:p text:style-name="P309"><text:s text:c="20"/></text:p>
      <text:p text:style-name="P310"><text:span text:style-name="T311"><text:s text:c="20"/>textUserID.Text = row.Cells[</text:span><text:span text:style-name="T312">"UserID"</text:span><text:span text:style-name="T313">].Value.ToString();</text:span></text:p>
      <text:p text:style-name="P314"><text:span text:style-name="T315"><text:s text:c="20"/>textFirstName.Text = row.Cells[</text:span><text:span text:style-name="T316">"FirstName"</text:span><text:span text:style-name="T317">].Value.ToString();</text:span></text:p>
      <text:p text:style-name="P318"><text:span text:style-name="T319"><text:s text:c="20"/>textLastName.Text = row.Cells[</text:span><text:span text:style-name="T320">"LastName"</text:span><text:span text:style-name="T321">].Value.ToString();</text:span></text:p>
      <text:p text:style-name="P322"><text:span text:style-name="T323"><text:s text:c="20"/>textGender.Text = row.Cells[</text:span><text:span text:style-name="T324">"Gender"</text:span><text:span text:style-name="T325">].Value.ToString();</text:span></text:p>
      <text:p text:style-name="P326"><text:span text:style-name="T327"><text:s text:c="20"/>textHometown.Text = row.Cells[</text:span><text:span text:style-name="T328">"Hometown"</text:span><text:span text:style-name="T329">].Value.ToString();</text:span></text:p>
      <text:p text:style-name="P330"><text:span text:style-name="T331"><text:s text:c="20"/>textCity.Text = row.Cells[</text:span><text:span text:style-name="T332">"City"</text:span><text:span text:style-name="T333">].Value.ToString();</text:span></text:p>
      <text:p text:style-name="P334"><text:s text:c="16"/>}</text:p>
      <text:p text:style-name="P335"><text:s text:c="12"/>}</text:p>
      <text:p text:style-name="P336"><text:s text:c="8"/>}</text:p>
      <text:p text:style-name="P337"/>
      <text:p text:style-name="P338"><text:span text:style-name="T339"><text:s text:c="8"/></text:span><text:span text:style-name="T340">private</text:span><text:span text:style-name="T341"><text:s/></text:span><text:span text:style-name="T342">void</text:span><text:span text:style-name="T343"><text:s/>btnExit_Click(</text:span><text:span text:style-name="T344">object</text:span><text:span text:style-name="T345"><text:s/>sender, EventArgs e)</text:span></text:p>
      <text:p text:style-name="P346"><text:s text:c="8"/>{</text:p>
      <text:p text:style-name="P347"><text:s text:c="12"/>Application.Exit();</text:p>
      <text:p text:style-name="P348"><text:s text:c="8"/>}</text:p>
      <text:p text:style-name="Normal"><text:span text:style-name="T349"><text:s text:c="4"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s) Subodh Syantan Tamang</meta:initial-creator>
    <dc:creator>(s) Subodh Syantan Tamang</dc:creator>
    <meta:creation-date>2020-04-30T14:06:00Z</meta:creation-date>
    <dc:date>2020-04-30T14:06:00Z</dc:date>
    <meta:template xlink:href="Normal" xlink:type="simple"/>
    <meta:editing-cycles>2</meta:editing-cycles>
    <meta:editing-duration>PT0S</meta:editing-duration>
    <meta:document-statistic meta:page-count="2" meta:paragraph-count="9" meta:word-count="724" meta:character-count="4848" meta:row-count="34" meta:non-whitespace-character-count="4133"/>
  </office:meta>
</office:document-meta>
</file>